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V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0.69">
            <text:p>0,69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81">
            <text:p>0,81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1.18">
            <text:p>1,18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19">
            <text:p>1,19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23">
            <text:p>1,23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1.51">
            <text:p>1,51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55">
            <text:p>1,55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83">
            <text:p>1,83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1.88">
            <text:p>1,88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2.14">
            <text:p>2,14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2.45">
            <text:p>2,4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4:43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4:39:27.90</meta:creation-date>
    <dc:date>2022-02-13T14:43:06.47</dc:date>
    <meta:editing-duration>PT3M39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